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1.743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856cm"/>
    </style:style>
    <style:style style:name="co8" style:family="table-column">
      <style:table-column-properties fo:break-before="auto" style:column-width="5.154cm"/>
    </style:style>
    <style:style style:name="co9" style:family="table-column">
      <style:table-column-properties fo:break-before="auto" style:column-width="4.665cm"/>
    </style:style>
    <style:style style:name="co10" style:family="table-column">
      <style:table-column-properties fo:break-before="auto" style:column-width="3.276cm"/>
    </style:style>
    <style:style style:name="co11" style:family="table-column">
      <style:table-column-properties fo:break-before="auto" style:column-width="3.739cm"/>
    </style:style>
    <style:style style:name="co12" style:family="table-column">
      <style:table-column-properties fo:break-before="auto" style:column-width="3.113cm"/>
    </style:style>
    <style:style style:name="co13" style:family="table-column">
      <style:table-column-properties fo:break-before="auto" style:column-width="4.773cm"/>
    </style:style>
    <style:style style:name="co14" style:family="table-column">
      <style:table-column-properties fo:break-before="auto" style:column-width="3.304cm"/>
    </style:style>
    <style:style style:name="co15" style:family="table-column">
      <style:table-column-properties fo:break-before="auto" style:column-width="1.642cm"/>
    </style:style>
    <style:style style:name="co16" style:family="table-column">
      <style:table-column-properties fo:break-before="auto" style:column-width="2.104cm"/>
    </style:style>
    <style:style style:name="co17" style:family="table-column">
      <style:table-column-properties fo:break-before="auto" style:column-width="6.516cm"/>
    </style:style>
    <style:style style:name="co18" style:family="table-column">
      <style:table-column-properties fo:break-before="auto" style:column-width="6.027cm"/>
    </style:style>
    <style:style style:name="co19" style:family="table-column">
      <style:table-column-properties fo:break-before="auto" style:column-width="4.637cm"/>
    </style:style>
    <style:style style:name="co20" style:family="table-column">
      <style:table-column-properties fo:break-before="auto" style:column-width="5.101cm"/>
    </style:style>
    <style:style style:name="co21" style:family="table-column">
      <style:table-column-properties fo:break-before="auto" style:column-width="4.475cm"/>
    </style:style>
    <style:style style:name="co22" style:family="table-column">
      <style:table-column-properties fo:break-before="auto" style:column-width="6.135cm"/>
    </style:style>
    <style:style style:name="co23" style:family="table-column">
      <style:table-column-properties fo:break-before="auto" style:column-width="4.175cm"/>
    </style:style>
    <style:style style:name="co24" style:family="table-column">
      <style:table-column-properties fo:break-before="auto" style:column-width="3.357cm"/>
    </style:style>
    <style:style style:name="co25" style:family="table-column">
      <style:table-column-properties fo:break-before="auto" style:column-width="3.549cm"/>
    </style:style>
    <style:style style:name="co26" style:family="table-column">
      <style:table-column-properties fo:break-before="auto" style:column-width="1.833cm"/>
    </style:style>
    <style:style style:name="co27" style:family="table-column">
      <style:table-column-properties fo:break-before="auto" style:column-width="3.521cm"/>
    </style:style>
    <style:style style:name="co28" style:family="table-column">
      <style:table-column-properties fo:break-before="auto" style:column-width="4.066cm"/>
    </style:style>
    <style:style style:name="co29" style:family="table-column">
      <style:table-column-properties fo:break-before="auto" style:column-width="2.133cm"/>
    </style:style>
    <style:style style:name="co30" style:family="table-column">
      <style:table-column-properties fo:break-before="auto" style:column-width="2.159cm"/>
    </style:style>
    <style:style style:name="co31" style:family="table-column">
      <style:table-column-properties fo:break-before="auto" style:column-width="16.402cm"/>
    </style:style>
    <style:style style:name="co32" style:family="table-column">
      <style:table-column-properties fo:break-before="auto" style:column-width="2.378cm"/>
    </style:style>
    <style:style style:name="co33" style:family="table-column">
      <style:table-column-properties fo:break-before="auto" style:column-width="3.685cm"/>
    </style:style>
    <style:style style:name="co34" style:family="table-column">
      <style:table-column-properties fo:break-before="auto" style:column-width="3.411cm"/>
    </style:style>
    <style:style style:name="co35" style:family="table-column">
      <style:table-column-properties fo:break-before="auto" style:column-width="5.537cm"/>
    </style:style>
    <style:style style:name="co36" style:family="table-column">
      <style:table-column-properties fo:break-before="auto" style:column-width="1.914cm"/>
    </style:style>
    <style:style style:name="co37" style:family="table-column">
      <style:table-column-properties fo:break-before="auto" style:column-width="3.63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559cm"/>
    </style:style>
    <style:style style:name="co40" style:family="table-column">
      <style:table-column-properties fo:break-before="auto" style:column-width="1.423cm"/>
    </style:style>
    <style:style style:name="co41" style:family="table-column">
      <style:table-column-properties fo:break-before="auto" style:column-width="3.004cm"/>
    </style:style>
    <style:style style:name="co4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v_marked_zuwach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1"/>
        <table:table-column table:style-name="co16" table:default-cell-style-name="Default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Default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27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1"/>
        <table:table-column table:style-name="co5" table:default-cell-style-name="Default"/>
        <table:table-column table:style-name="co3" table:default-cell-style-name="Default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23" table:default-cell-style-name="Default"/>
        <table:table-column table:style-name="co34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35" table:default-cell-style-name="ce1"/>
        <table:table-column table:style-name="co36" table:default-cell-style-name="ce1"/>
        <table:table-column table:style-name="co28" table:default-cell-style-name="ce1"/>
        <table:table-column table:style-name="co37" table:default-cell-style-name="ce1"/>
        <table:table-column table:style-name="co29" table:default-cell-style-name="ce1"/>
        <table:table-column table:style-name="co2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6" table:default-cell-style-name="Default"/>
        <table:table-column table:style-name="co39" table:default-cell-style-name="ce1"/>
        <table:table-column table:style-name="co41" table:default-cell-style-name="ce1"/>
        <table:table-row table:style-name="ro1">
          <table:table-cell office:value-type="string" calcext:value-type="string">
            <text:p>Bemerkungen_21</text:p>
          </table:table-cell>
          <table:table-cell office:value-type="string" calcext:value-type="string">
            <text:p>Plotnummer</text:p>
          </table:table-cell>
          <table:table-cell table:style-name="Default" office:value-type="string" calcext:value-type="string">
            <text:p>Rueckegasse_21</text:p>
          </table:table-cell>
          <table:table-cell office:value-type="string" calcext:value-type="string">
            <text:p>Esche.markiert</text:p>
          </table:table-cell>
          <table:table-cell office:value-type="string" calcext:value-type="string">
            <text:p>Hoehe_21</text:p>
          </table:table-cell>
          <table:table-cell office:value-type="string" calcext:value-type="string">
            <text:p>Hoehe_22</text:p>
          </table:table-cell>
          <table:table-cell office:value-type="string" calcext:value-type="string">
            <text:p>Zuwachs</text:p>
          </table:table-cell>
          <table:table-cell office:value-type="string" calcext:value-type="string">
            <text:p>Anzahl.Triebe_21</text:p>
          </table:table-cell>
          <table:table-cell table:style-name="Default" office:value-type="string" calcext:value-type="string">
            <text:p>Einjaehriger.Saemling_21</text:p>
          </table:table-cell>
          <table:table-cell office:value-type="string" calcext:value-type="string">
            <text:p>ETS.abgestorben.frisch_21</text:p>
          </table:table-cell>
          <table:table-cell office:value-type="string" calcext:value-type="string">
            <text:p>ETS.abgestorben.alt_21</text:p>
          </table:table-cell>
          <table:table-cell office:value-type="string" calcext:value-type="string">
            <text:p>ETS.lebend_21</text:p>
          </table:table-cell>
          <table:table-cell office:value-type="string" calcext:value-type="string">
            <text:p>Verbiss.lebend_21</text:p>
          </table:table-cell>
          <table:table-cell office:value-type="string" calcext:value-type="string">
            <text:p>Verbiss.tot_21</text:p>
          </table:table-cell>
          <table:table-cell office:value-type="string" calcext:value-type="string">
            <text:p>Sonstige.Gruende.tot_21</text:p>
          </table:table-cell>
          <table:table-cell office:value-type="string" calcext:value-type="string">
            <text:p>Blattflecken_21</text:p>
          </table:table-cell>
          <table:table-cell table:style-name="Default" office:value-type="string" calcext:value-type="string">
            <text:p>Zaun</text:p>
          </table:table-cell>
          <table:table-cell office:value-type="string" calcext:value-type="string">
            <text:p>Flaeche</text:p>
          </table:table-cell>
          <table:table-cell table:style-name="Default" office:value-type="string" calcext:value-type="string">
            <text:p>ETS.abgestorben.frisch.terminal_21</text:p>
          </table:table-cell>
          <table:table-cell table:style-name="Default" office:value-type="string" calcext:value-type="string">
            <text:p>ETS.abgestorben.alt.terminal_21</text:p>
          </table:table-cell>
          <table:table-cell table:style-name="Default" office:value-type="string" calcext:value-type="string">
            <text:p>ETS.lebend.terminal_21</text:p>
          </table:table-cell>
          <table:table-cell table:style-name="Default" office:value-type="string" calcext:value-type="string">
            <text:p>Verbiss.lebend.terminal_21</text:p>
          </table:table-cell>
          <table:table-cell table:style-name="Default" office:value-type="string" calcext:value-type="string">
            <text:p>Verbiss.tot.terminal_21</text:p>
          </table:table-cell>
          <table:table-cell table:style-name="Default" office:value-type="string" calcext:value-type="string">
            <text:p>Sonstige.Gruende.tot.terminal_21</text:p>
          </table:table-cell>
          <table:table-cell table:style-name="Default" office:value-type="string" calcext:value-type="string">
            <text:p>Aceria.fraxinivora_21</text:p>
          </table:table-cell>
          <table:table-cell table:style-name="Default" office:value-type="string" calcext:value-type="string">
            <text:p>nicht.gerade_21</text:p>
          </table:table-cell>
          <table:table-cell office:value-type="string" calcext:value-type="string">
            <text:p>gruene.hoehe_21</text:p>
          </table:table-cell>
          <table:table-cell table:style-name="Default" office:value-type="string" calcext:value-type="string">
            <text:p>tot_21</text:p>
          </table:table-cell>
          <table:table-cell table:style-name="Default" office:value-type="string" calcext:value-type="string">
            <text:p>manuell.checken</text:p>
          </table:table-cell>
          <table:table-cell table:style-name="Default" office:value-type="string" calcext:value-type="string">
            <text:p>mehr.ressourcen_21</text:p>
          </table:table-cell>
          <table:table-cell table:style-name="Default" office:value-type="string" calcext:value-type="string">
            <text:p>ETS_21</text:p>
          </table:table-cell>
          <table:table-cell office:value-type="string" calcext:value-type="string">
            <text:p>Triebe.lebend_21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Bemerkungen_22</text:p>
          </table:table-cell>
          <table:table-cell table:style-name="Default" office:value-type="string" calcext:value-type="string">
            <text:p>Gefunden</text:p>
          </table:table-cell>
          <table:table-cell office:value-type="string" calcext:value-type="string">
            <text:p>Hoehe_22</text:p>
          </table:table-cell>
          <table:table-cell office:value-type="string" calcext:value-type="string">
            <text:p>Anzahl.Triebe_22</text:p>
          </table:table-cell>
          <table:table-cell table:style-name="Default" office:value-type="string" calcext:value-type="string">
            <text:p>Einjaehriger.Saemling_22</text:p>
          </table:table-cell>
          <table:table-cell office:value-type="string" calcext:value-type="string">
            <text:p>ETS.abgestorben.frisch_22</text:p>
          </table:table-cell>
          <table:table-cell office:value-type="string" calcext:value-type="string">
            <text:p>ETS.abgestorben.alt_22</text:p>
          </table:table-cell>
          <table:table-cell office:value-type="string" calcext:value-type="string">
            <text:p>ETS.lebend_22</text:p>
          </table:table-cell>
          <table:table-cell office:value-type="string" calcext:value-type="string">
            <text:p>Verbiss.lebend_22</text:p>
          </table:table-cell>
          <table:table-cell office:value-type="string" calcext:value-type="string">
            <text:p>Verbiss.tot_22</text:p>
          </table:table-cell>
          <table:table-cell office:value-type="string" calcext:value-type="string">
            <text:p>Sonstige.Gruende.tot_22</text:p>
          </table:table-cell>
          <table:table-cell office:value-type="string" calcext:value-type="string">
            <text:p>Gruene.Hoehe_22</text:p>
          </table:table-cell>
          <table:table-cell office:value-type="string" calcext:value-type="string">
            <text:p>Aceria.fraxinivora_22</text:p>
          </table:table-cell>
          <table:table-cell table:style-name="Default" office:value-type="string" calcext:value-type="string">
            <text:p>Nicht.gerade_22</text:p>
          </table:table-cell>
          <table:table-cell table:style-name="Default" office:value-type="string" calcext:value-type="string">
            <text:p>ETS.abgestorben.frisch.terminal_22</text:p>
          </table:table-cell>
          <table:table-cell table:style-name="Default" office:value-type="string" calcext:value-type="string">
            <text:p>ETS.abgestorben.alt.terminal_22</text:p>
          </table:table-cell>
          <table:table-cell table:style-name="Default" office:value-type="string" calcext:value-type="string">
            <text:p>ETS.lebend.terminal_22</text:p>
          </table:table-cell>
          <table:table-cell table:style-name="Default" office:value-type="string" calcext:value-type="string">
            <text:p>Verbiss.lebend.terminal_22</text:p>
          </table:table-cell>
          <table:table-cell table:style-name="Default" office:value-type="string" calcext:value-type="string">
            <text:p>Verbiss.tot.terminal_22</text:p>
          </table:table-cell>
          <table:table-cell table:style-name="Default" office:value-type="string" calcext:value-type="string">
            <text:p>Sonstige.Gruende.tot.terminal_22</text:p>
          </table:table-cell>
          <table:table-cell table:style-name="Default" office:value-type="string" calcext:value-type="string">
            <text:p>Aceria.fraxinivora.terminal_22</text:p>
          </table:table-cell>
          <table:table-cell table:style-name="Default" office:value-type="string" calcext:value-type="string">
            <text:p>Tot_22</text:p>
          </table:table-cell>
          <table:table-cell table:style-name="Default" office:value-type="string" calcext:value-type="string">
            <text:p>mehr.ressourcen_22</text:p>
          </table:table-cell>
          <table:table-cell table:style-name="Default" office:value-type="string" calcext:value-type="string">
            <text:p>nochmal.checken</text:p>
          </table:table-cell>
          <table:table-cell table:style-name="Default" office:value-type="string" calcext:value-type="string">
            <text:p>ETS_22</text:p>
          </table:table-cell>
          <table:table-cell office:value-type="string" calcext:value-type="string">
            <text:p>Triebe.lebend_22</text:p>
          </table:table-cell>
          <table:table-cell office:value-type="string" calcext:value-type="string">
            <text:p>TSF</text:p>
          </table:table-cell>
          <table:table-cell office:value-type="string" calcext:value-type="string">
            <text:p>DSF</text:p>
          </table:table-cell>
          <table:table-cell office:value-type="string" calcext:value-type="string">
            <text:p>ISF</text:p>
          </table:table-cell>
          <table:table-cell office:value-type="string" calcext:value-type="string">
            <text:p>Zuwachs</text:p>
          </table:table-cell>
          <table:table-cell table:style-name="Default" office:value-type="string" calcext:value-type="string">
            <text:p>ETS</text:p>
          </table:table-cell>
          <table:table-cell table:style-name="Default" office:value-type="string" calcext:value-type="string">
            <text:p>ETS_terminal</text:p>
          </table:table-cell>
        </table:table-row>
        <table:table-row table:style-name="ro1" table:visibility="filter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-41" calcext:value-type="float">
            <text:p>-4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4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table:number-columns-repeated="8" office:value-type="string" calcext:value-type="string">
            <text:p>NA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-41" calcext:value-type="float">
            <text:p>-4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5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table:number-columns-repeated="8" office:value-type="string" calcext:value-type="string">
            <text:p>NA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-27" calcext:value-type="float">
            <text:p>-27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8NO</text:p>
          </table:table-cell>
          <table:table-cell office:value-type="string" calcext:value-type="string">
            <text:p>komplett tot, stubben von Baumnummer 3 steht auf der süd ost eck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table:number-columns-repeated="8" office:value-type="string" calcext:value-type="string">
            <text:p>NA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.11" calcext:value-type="float">
            <text:p>0.11</text:p>
          </table:table-cell>
          <table:table-cell office:value-type="float" office:value="-26" calcext:value-type="float">
            <text:p>-2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 table:visibility="filter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0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table:number-columns-repeated="8" office:value-type="string" calcext:value-type="string">
            <text:p>NA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4NW</text:p>
          </table:table-cell>
          <table:table-cell office:value-type="string" calcext:value-type="string">
            <text:p>liegt nuerdings unter totholz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-21" calcext:value-type="float">
            <text:p>-2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SW</text:p>
          </table:table-cell>
          <table:table-cell office:value-type="string" calcext:value-type="string">
            <text:p>von totholz erschlagen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-16" calcext:value-type="float">
            <text:p>-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0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 table:visibility="filter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9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table:number-columns-repeated="8" office:value-type="string" calcext:value-type="string">
            <text:p>NA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-14" calcext:value-type="float">
            <text:p>-14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reb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-13" calcext:value-type="float">
            <text:p>-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3NO</text:p>
          </table:table-cell>
          <table:table-cell office:value-type="string" calcext:value-type="string">
            <text:p>von totholz erschlagen</text:p>
          </table:table-cell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11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04" calcext:value-type="float">
            <text:p>0.04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276" calcext:value-type="float">
            <text:p>2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6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table:number-columns-repeated="8" office:value-type="string" calcext:value-type="string">
            <text:p>NA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12" calcext:value-type="float">
            <text:p>-12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77" calcext:value-type="float">
            <text:p>89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77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72" calcext:value-type="float">
            <text:p>87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72NW</text:p>
          </table:table-cell>
          <table:table-cell office:value-type="string" calcext:value-type="string">
            <text:p>totholz drückt haupttrieb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11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office:value-type="float" office:value="0.24" calcext:value-type="float">
            <text:p>0.24</text:p>
          </table:table-cell>
          <table:table-cell office:value-type="float" office:value="0.11" calcext:value-type="float">
            <text:p>0.11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7MITTE</text:p>
          </table:table-cell>
          <table:table-cell office:value-type="string" calcext:value-type="string">
            <text:p>komplett t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table:number-columns-repeated="8" office:value-type="string" calcext:value-type="string">
            <text:p>NA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0.16" calcext:value-type="float">
            <text:p>0.16</text:p>
          </table:table-cell>
          <table:table-cell office:value-type="float" office:value="-8" calcext:value-type="float">
            <text:p>-8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eine Blätter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50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8781" calcext:value-type="float">
            <text:p>878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81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.27" calcext:value-type="float">
            <text:p>0.27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8976" calcext:value-type="float">
            <text:p>89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76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8762" calcext:value-type="float">
            <text:p>876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62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7" calcext:value-type="float">
            <text:p>0.17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1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45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 table:visibility="filter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4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table:number-columns-repeated="8" office:value-type="string" calcext:value-type="string">
            <text:p>NA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6" calcext:value-type="float">
            <text:p>-6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0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1" calcext:value-type="float">
            <text:p>0.1</text:p>
          </table:table-cell>
          <table:table-cell office:value-type="float" office:value="0.06" calcext:value-type="float">
            <text:p>0.06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9015" calcext:value-type="float">
            <text:p>90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15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table:number-columns-repeated="8" office:value-type="string" calcext:value-type="string">
            <text:p>NA</text:p>
          </table:table-cell>
          <table:table-cell table:number-columns-repeated="11" office:value-type="string" calcext:value-type="string">
            <text:p>FALSE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.29" calcext:value-type="float">
            <text:p>0.29</text:p>
          </table:table-cell>
          <table:table-cell office:value-type="float" office:value="0.31" calcext:value-type="float">
            <text:p>0.31</text:p>
          </table:table-cell>
          <table:table-cell office:value-type="float" office:value="0.26" calcext:value-type="float">
            <text:p>0.26</text:p>
          </table:table-cell>
          <table:table-cell office:value-type="float" office:value="-5" calcext:value-type="float">
            <text:p>-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12" calcext:value-type="float">
            <text:p>87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12MITT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9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7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 table:visibility="filter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7SW</text:p>
          </table:table-cell>
          <table:table-cell office:value-type="string" calcext:value-type="string">
            <text:p>komplett tot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table:number-columns-repeated="8" office:value-type="string" calcext:value-type="string">
            <text:p>NA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0.16" calcext:value-type="float">
            <text:p>0.16</text:p>
          </table:table-cell>
          <table:table-cell office:value-type="float" office:value="-5" calcext:value-type="float">
            <text:p>-5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25" calcext:value-type="float">
            <text:p>87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25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0.21" calcext:value-type="float">
            <text:p>0.21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64" calcext:value-type="float">
            <text:p>87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64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8777" calcext:value-type="float">
            <text:p>87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77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19" calcext:value-type="float">
            <text:p>0.1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8811" calcext:value-type="float">
            <text:p>88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11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NW</text:p>
          </table:table-cell>
          <table:table-cell office:value-type="string" calcext:value-type="string">
            <text:p>Wurzel halb raus , liegend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1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9" calcext:value-type="float">
            <text:p>0.09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7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8923" calcext:value-type="float">
            <text:p>89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923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  <table:table-cell office:value-type="float" office:value="0.34" calcext:value-type="float">
            <text:p>0.34</text:p>
          </table:table-cell>
          <table:table-cell office:value-type="float" office:value="0.25" calcext:value-type="float">
            <text:p>0.2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16" calcext:value-type="float">
            <text:p>87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16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0.3" calcext:value-type="float">
            <text:p>0.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8803" calcext:value-type="float">
            <text:p>88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03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NW</text:p>
          </table:table-cell>
          <table:table-cell office:value-type="string" calcext:value-type="string">
            <text:p>unter Holz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-3" calcext:value-type="float">
            <text:p>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6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0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55" calcext:value-type="float">
            <text:p>89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55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09" calcext:value-type="float">
            <text:p>0.09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65" calcext:value-type="float">
            <text:p>89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65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69" calcext:value-type="float">
            <text:p>89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69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1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08" calcext:value-type="float">
            <text:p>87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08MITT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38" calcext:value-type="float">
            <text:p>873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38MITT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26" calcext:value-type="float">
            <text:p>0.26</text:p>
          </table:table-cell>
          <table:table-cell office:value-type="float" office:value="0.16" calcext:value-type="float">
            <text:p>0.1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eine Blätter</text:p>
          </table:table-cell>
          <table:table-cell office:value-type="float" office:value="8747" calcext:value-type="float">
            <text:p>87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47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  <table:table-cell office:value-type="float" office:value="0.23" calcext:value-type="float">
            <text:p>0.2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94" calcext:value-type="float">
            <text:p>87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94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8805" calcext:value-type="float">
            <text:p>88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5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07" calcext:value-type="float">
            <text:p>88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7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7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SO</text:p>
          </table:table-cell>
          <table:table-cell office:value-type="string" calcext:value-type="string">
            <text:p>von totholz erschlagen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1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MITTE</text:p>
          </table:table-cell>
          <table:table-cell office:value-type="string" calcext:value-type="string">
            <text:p>was draufgefallen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1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8NW</text:p>
          </table:table-cell>
          <table:table-cell office:value-type="string" calcext:value-type="string">
            <text:p>überfahren</text:p>
          </table:table-cell>
          <table:table-cell office:value-type="string" calcext:value-type="string">
            <text:p>TRUE</text:p>
          </table:table-cell>
          <table:table-cell office:value-type="float" office:value="57" calcext:value-type="float">
            <text:p>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15" calcext:value-type="float">
            <text:p>0.1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3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1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1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13" calcext:value-type="float">
            <text:p>89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13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6" calcext:value-type="float">
            <text:p>0.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13" calcext:value-type="float">
            <text:p>89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13MITT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16" calcext:value-type="float">
            <text:p>0.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14" calcext:value-type="float">
            <text:p>89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14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8936" calcext:value-type="float">
            <text:p>89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936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83" calcext:value-type="float">
            <text:p>89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83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0.22" calcext:value-type="float">
            <text:p>0.2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86" calcext:value-type="float">
            <text:p>898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86NO</text:p>
          </table:table-cell>
          <table:table-cell office:value-type="string" calcext:value-type="string">
            <text:p>fast tot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0.22" calcext:value-type="float">
            <text:p>0.2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92" calcext:value-type="float">
            <text:p>89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92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15" calcext:value-type="float">
            <text:p>0.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9010" calcext:value-type="float">
            <text:p>90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10NW</text:p>
          </table:table-cell>
          <table:table-cell office:value-type="string" calcext:value-type="string">
            <text:p>maus gefressen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23" calcext:value-type="float">
            <text:p>0.23</text:p>
          </table:table-cell>
          <table:table-cell office:value-type="float" office:value="0.35" calcext:value-type="float">
            <text:p>0.3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9011" calcext:value-type="float">
            <text:p>90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011MITT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28" calcext:value-type="float">
            <text:p>0.2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8703" calcext:value-type="float">
            <text:p>87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03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07" calcext:value-type="float">
            <text:p>87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07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0.08" calcext:value-type="float">
            <text:p>0.0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08" calcext:value-type="float">
            <text:p>87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08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16" calcext:value-type="float">
            <text:p>87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16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0.3" calcext:value-type="float">
            <text:p>0.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23" calcext:value-type="float">
            <text:p>87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23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1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41" calcext:value-type="float">
            <text:p>87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41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1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.11" calcext:value-type="float">
            <text:p>0.1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57" calcext:value-type="float">
            <text:p>87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757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90" calcext:value-type="float">
            <text:p>87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90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6" calcext:value-type="float">
            <text:p>0.0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91" calcext:value-type="float">
            <text:p>879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91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93" calcext:value-type="float">
            <text:p>87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93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23" calcext:value-type="float">
            <text:p>0.2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02" calcext:value-type="float">
            <text:p>88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2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06" calcext:value-type="float">
            <text:p>88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6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table:number-columns-repeated="8" office:value-type="string" calcext:value-type="string">
            <text:p>NA</text:p>
          </table:table-cell>
          <table:table-cell table:number-columns-repeated="11" office:value-type="string" calcext:value-type="string">
            <text:p>FALSE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NA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table:style-name="Default" office:value-type="string" calcext:value-type="string">
            <text:p>NA</text:p>
          </table:table-cell>
          <table:table-cell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810" calcext:value-type="float">
            <text:p>88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10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11" calcext:value-type="float">
            <text:p>88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811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12" calcext:value-type="float">
            <text:p>88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12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1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18" calcext:value-type="float">
            <text:p>0.18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atschig</text:p>
          </table:table-cell>
          <table:table-cell office:value-type="float" office:value="8814" calcext:value-type="float">
            <text:p>88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14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14" calcext:value-type="float">
            <text:p>88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14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W</text:p>
          </table:table-cell>
          <table:table-cell office:value-type="string" calcext:value-type="string">
            <text:p>totholz liegt drauf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16" calcext:value-type="float">
            <text:p>0.1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6" calcext:value-type="float">
            <text:p>0.16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MITTE</text:p>
          </table:table-cell>
          <table:table-cell office:value-type="string" calcext:value-type="string">
            <text:p>korrekt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9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3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reb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4MITT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92NW</text:p>
          </table:table-cell>
          <table:table-cell office:value-type="string" calcext:value-type="string">
            <text:p>totholz hat terminaltrieb herunter gedrückt</text:p>
          </table:table-cell>
          <table:table-cell office:value-type="string" calcext:value-type="string">
            <text:p>TRUE</text:p>
          </table:table-cell>
          <table:table-cell office:value-type="float" office:value="51" calcext:value-type="float">
            <text:p>5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4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REBS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19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1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13" calcext:value-type="float">
            <text:p>0.1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ngenag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8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9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1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69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4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1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1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04" calcext:value-type="float">
            <text:p>0.04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95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04" calcext:value-type="float">
            <text:p>890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04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05" calcext:value-type="float">
            <text:p>89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05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13" calcext:value-type="float">
            <text:p>0.1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10" calcext:value-type="float">
            <text:p>89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10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11" calcext:value-type="float">
            <text:p>89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11MITT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14" calcext:value-type="float">
            <text:p>89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14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Keine Blätter</text:p>
          </table:table-cell>
          <table:table-cell office:value-type="float" office:value="8914" calcext:value-type="float">
            <text:p>89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14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16" calcext:value-type="float">
            <text:p>891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16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19" calcext:value-type="float">
            <text:p>89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19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19" calcext:value-type="float">
            <text:p>89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19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20" calcext:value-type="float">
            <text:p>89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920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20" calcext:value-type="float">
            <text:p>89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920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22" calcext:value-type="float">
            <text:p>89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922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22" calcext:value-type="float">
            <text:p>89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22MITT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25" calcext:value-type="float">
            <text:p>89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925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27" calcext:value-type="float">
            <text:p>89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27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28" calcext:value-type="float">
            <text:p>89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928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.32</text:p>
          </table:table-cell>
          <table:table-cell office:value-type="float" office:value="0.4" calcext:value-type="float">
            <text:p>0.4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31" calcext:value-type="float">
            <text:p>89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31MITTE</text:p>
          </table:table-cell>
          <table:table-cell office:value-type="string" calcext:value-type="string">
            <text:p>ganz <text:s/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32" calcext:value-type="float">
            <text:p>89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32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32" calcext:value-type="float">
            <text:p>89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32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34" calcext:value-type="float">
            <text:p>89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934MIT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34" calcext:value-type="float">
            <text:p>89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934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37" calcext:value-type="float">
            <text:p>893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37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eine Blätter</text:p>
          </table:table-cell>
          <table:table-cell office:value-type="float" office:value="8938" calcext:value-type="float">
            <text:p>89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938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40" calcext:value-type="float">
            <text:p>89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40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42" calcext:value-type="float">
            <text:p>89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42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47" calcext:value-type="float">
            <text:p>89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47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48" calcext:value-type="float">
            <text:p>89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48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48" calcext:value-type="float">
            <text:p>89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48MITT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51" calcext:value-type="float">
            <text:p>89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51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51" calcext:value-type="float">
            <text:p>89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51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54" calcext:value-type="float">
            <text:p>895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54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56" calcext:value-type="float">
            <text:p>895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56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eil des Buchenstammes verdeckt den Plot</text:p>
          </table:table-cell>
          <table:table-cell office:value-type="float" office:value="8957" calcext:value-type="float">
            <text:p>89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57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57" calcext:value-type="float">
            <text:p>89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57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58" calcext:value-type="float">
            <text:p>89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58MITT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58" calcext:value-type="float">
            <text:p>89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58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60" calcext:value-type="float">
            <text:p>89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60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34" calcext:value-type="float">
            <text:p>0.3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62" calcext:value-type="float">
            <text:p>896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62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66" calcext:value-type="float">
            <text:p>896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66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68" calcext:value-type="float">
            <text:p>89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68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7" calcext:value-type="float">
            <text:p>0.27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70" calcext:value-type="float">
            <text:p>89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70MITT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72" calcext:value-type="float">
            <text:p>89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72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21" calcext:value-type="float">
            <text:p>0.21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73" calcext:value-type="float">
            <text:p>89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73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73" calcext:value-type="float">
            <text:p>89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73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73" calcext:value-type="float">
            <text:p>89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73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74" calcext:value-type="float">
            <text:p>89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74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37" calcext:value-type="float">
            <text:p>0.37</text:p>
          </table:table-cell>
          <table:table-cell office:value-type="float" office:value="0.47" calcext:value-type="float">
            <text:p>0.47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75" calcext:value-type="float">
            <text:p>89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75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75" calcext:value-type="float">
            <text:p>89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75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75" calcext:value-type="float">
            <text:p>89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75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77" calcext:value-type="float">
            <text:p>89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977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 table:visibility="filter">
          <table:table-cell/>
          <table:table-cell office:value-type="float" office:value="8978" calcext:value-type="float">
            <text:p>89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78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79" calcext:value-type="float">
            <text:p>89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79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82" calcext:value-type="float">
            <text:p>89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82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84" calcext:value-type="float">
            <text:p>89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84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85" calcext:value-type="float">
            <text:p>89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85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4" calcext:value-type="float">
            <text:p>0.24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86" calcext:value-type="float">
            <text:p>898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86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89" calcext:value-type="float">
            <text:p>89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89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990" calcext:value-type="float">
            <text:p>899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90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97" calcext:value-type="float">
            <text:p>89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97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997" calcext:value-type="float">
            <text:p>899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97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9002" calcext:value-type="float">
            <text:p>90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002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9002" calcext:value-type="float">
            <text:p>90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02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9003" calcext:value-type="float">
            <text:p>90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03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9003" calcext:value-type="float">
            <text:p>90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03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9009" calcext:value-type="float">
            <text:p>90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09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23" calcext:value-type="float">
            <text:p>0.23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9011" calcext:value-type="float">
            <text:p>90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11NO</text:p>
          </table:table-cell>
          <table:table-cell office:value-type="string" calcext:value-type="string">
            <text:p>tot abgefressen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9017" calcext:value-type="float">
            <text:p>90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pol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017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23" calcext:value-type="float">
            <text:p>0.23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01" calcext:value-type="float">
            <text:p>87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01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01" calcext:value-type="float">
            <text:p>87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01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03" calcext:value-type="float">
            <text:p>870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03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8705" calcext:value-type="float">
            <text:p>87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705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06" calcext:value-type="float">
            <text:p>87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06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08" calcext:value-type="float">
            <text:p>87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08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09" calcext:value-type="float">
            <text:p>87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09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09" calcext:value-type="float">
            <text:p>87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09MITT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11" calcext:value-type="float">
            <text:p>87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11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13" calcext:value-type="float">
            <text:p>87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13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29" calcext:value-type="float">
            <text:p>0.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8718" calcext:value-type="float">
            <text:p>87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18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19" calcext:value-type="float">
            <text:p>87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19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8720" calcext:value-type="float">
            <text:p>87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20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20" calcext:value-type="float">
            <text:p>87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20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20" calcext:value-type="float">
            <text:p>872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20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.22</text:p>
          </table:table-cell>
          <table:table-cell office:value-type="float" office:value="0.23" calcext:value-type="float">
            <text:p>0.2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21" calcext:value-type="float">
            <text:p>87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21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22" calcext:value-type="float">
            <text:p>87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22MIT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24" calcext:value-type="float">
            <text:p>87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24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24" calcext:value-type="float">
            <text:p>87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24MIT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keine Blätter</text:p>
          </table:table-cell>
          <table:table-cell office:value-type="float" office:value="8724" calcext:value-type="float">
            <text:p>87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24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26" calcext:value-type="float">
            <text:p>87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26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27" calcext:value-type="float">
            <text:p>872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27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29" calcext:value-type="float">
            <text:p>872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29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30" calcext:value-type="float">
            <text:p>87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30MIT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umgeknickt</text:p>
          </table:table-cell>
          <table:table-cell office:value-type="float" office:value="8733" calcext:value-type="float">
            <text:p>87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33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21" calcext:value-type="float">
            <text:p>0.21</text:p>
          </table:table-cell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 table:visibility="filter">
          <table:table-cell/>
          <table:table-cell office:value-type="float" office:value="8734" calcext:value-type="float">
            <text:p>873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34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6" calcext:value-type="float">
            <text:p>0.16</text:p>
          </table:table-cell>
          <table:table-cell office:value-type="float" office:value="0.19" calcext:value-type="float">
            <text:p>0.19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37" calcext:value-type="float">
            <text:p>87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37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42" calcext:value-type="float">
            <text:p>87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42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43" calcext:value-type="float">
            <text:p>87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43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eine Blätter</text:p>
          </table:table-cell>
          <table:table-cell office:value-type="float" office:value="8746" calcext:value-type="float">
            <text:p>87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746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14" calcext:value-type="float">
            <text:p>0.14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48" calcext:value-type="float">
            <text:p>87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48SW</text:p>
          </table:table-cell>
          <table:table-cell office:value-type="string" calcext:value-type="string">
            <text:p>tot, vom totholz erschlagen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eine Blätter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50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eine Blätter</text:p>
          </table:table-cell>
          <table:table-cell office:value-type="float" office:value="8750" calcext:value-type="float">
            <text:p>87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750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 table:visibility="filter">
          <table:table-cell/>
          <table:table-cell office:value-type="float" office:value="8751" calcext:value-type="float">
            <text:p>87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751SW</text:p>
          </table:table-cell>
          <table:table-cell office:value-type="string" calcext:value-type="string">
            <text:p>tot, vielleichjt ets?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 table:visibility="filter">
          <table:table-cell/>
          <table:table-cell office:value-type="float" office:value="8752" calcext:value-type="float">
            <text:p>87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goe_ans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52NW</text:p>
          </table:table-cell>
          <table:table-cell office:value-type="string" calcext:value-type="string">
            <text:p>tot, evtl ets?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8760" calcext:value-type="float">
            <text:p>87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60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61" calcext:value-type="float">
            <text:p>876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61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63" calcext:value-type="float">
            <text:p>87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63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14" calcext:value-type="float">
            <text:p>0.1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64" calcext:value-type="float">
            <text:p>87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64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65" calcext:value-type="float">
            <text:p>87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65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70" calcext:value-type="float">
            <text:p>87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70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73" calcext:value-type="float">
            <text:p>877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73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74" calcext:value-type="float">
            <text:p>87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74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76" calcext:value-type="float">
            <text:p>87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76SW</text:p>
          </table:table-cell>
          <table:table-cell office:value-type="string" calcext:value-type="string">
            <text:p>270 in nord hälfte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78" calcext:value-type="float">
            <text:p>87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78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78" calcext:value-type="float">
            <text:p>87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78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78" calcext:value-type="float">
            <text:p>877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78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79" calcext:value-type="float">
            <text:p>87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79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79" calcext:value-type="float">
            <text:p>87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79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.24</text:p>
          </table:table-cell>
          <table:table-cell office:value-type="float" office:value="0.26" calcext:value-type="float">
            <text:p>0.2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82" calcext:value-type="float">
            <text:p>87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82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83" calcext:value-type="float">
            <text:p>878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83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84" calcext:value-type="float">
            <text:p>87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84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85" calcext:value-type="float">
            <text:p>87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85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89" calcext:value-type="float">
            <text:p>87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89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89" calcext:value-type="float">
            <text:p>87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89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94" calcext:value-type="float">
            <text:p>87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94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97" calcext:value-type="float">
            <text:p>879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797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9" calcext:value-type="float">
            <text:p>0.09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798" calcext:value-type="float">
            <text:p>879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798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eicht angenagt</text:p>
          </table:table-cell>
          <table:table-cell office:value-type="float" office:value="8799" calcext:value-type="float">
            <text:p>87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99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99" calcext:value-type="float">
            <text:p>87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99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00" calcext:value-type="float">
            <text:p>88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0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00" calcext:value-type="float">
            <text:p>88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0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17" calcext:value-type="float">
            <text:p>0.1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01" calcext:value-type="float">
            <text:p>880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1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2" calcext:value-type="float">
            <text:p>0.2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8802" calcext:value-type="float">
            <text:p>880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2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05" calcext:value-type="float">
            <text:p>88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5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05" calcext:value-type="float">
            <text:p>88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5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06" calcext:value-type="float">
            <text:p>88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6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806" calcext:value-type="float">
            <text:p>88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6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806" calcext:value-type="float">
            <text:p>880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6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8807" calcext:value-type="float">
            <text:p>880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7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08" calcext:value-type="float">
            <text:p>88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8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08" calcext:value-type="float">
            <text:p>880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8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09" calcext:value-type="float">
            <text:p>88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9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09" calcext:value-type="float">
            <text:p>88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09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10" calcext:value-type="float">
            <text:p>88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10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10" calcext:value-type="float">
            <text:p>881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810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813" calcext:value-type="float">
            <text:p>88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13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13" calcext:value-type="float">
            <text:p>881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13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leicht ausgegraben</text:p>
          </table:table-cell>
          <table:table-cell office:value-type="float" office:value="8814" calcext:value-type="float">
            <text:p>88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14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8815" calcext:value-type="float">
            <text:p>881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goe_ans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15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NO</text:p>
          </table:table-cell>
          <table:table-cell office:value-type="string" calcext:value-type="string">
            <text:p>tot, eigentlich nicht gefunden aber in der Ecke ist gar kein Baum mehr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MITTE</text:p>
          </table:table-cell>
          <table:table-cell office:value-type="string" calcext:value-type="string">
            <text:p>tot, weil überhaupt keine Eschen gefunden wurden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MITT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0.12" calcext:value-type="float">
            <text:p>0.12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5" calcext:value-type="float">
            <text:p>0.1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MIT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NW</text:p>
          </table:table-cell>
          <table:table-cell office:value-type="string" calcext:value-type="string">
            <text:p>viele Mäuselöcher, ziemlich sicher tot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1MIT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0.13" calcext:value-type="float">
            <text:p>0.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8NW</text:p>
          </table:table-cell>
          <table:table-cell office:value-type="string" calcext:value-type="string">
            <text:p>nicht geunden daher ziemlich sicher 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.19</text:p>
          </table:table-cell>
          <table:table-cell office:value-type="float" office:value="0.2" calcext:value-type="float">
            <text:p>0.2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rebs/Gall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9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9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7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reb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9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 table:visibility="filter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3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0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NO</text:p>
          </table:table-cell>
          <table:table-cell office:value-type="string" calcext:value-type="string">
            <text:p>tot, alsozumindest ziemlich sicher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NW</text:p>
          </table:table-cell>
          <table:table-cell office:value-type="string" calcext:value-type="string">
            <text:p>nordwestecke hat irgendein Bock zum Plätzecn verwende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4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5MIT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7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1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2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5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7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11" calcext:value-type="float">
            <text:p>0.1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4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5NW</text:p>
          </table:table-cell>
          <table:table-cell office:value-type="string" calcext:value-type="string">
            <text:p>ziemlich sicher tot, aber wir haben den Faden nicht gefunden, nur ist da halt auch sonst keine Esche+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2MITTE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 table:visibility="filter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4NW</text:p>
          </table:table-cell>
          <table:table-cell office:value-type="string" calcext:value-type="string">
            <text:p>nicht gefunden aber ziemlich sicher tot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9NO</text:p>
          </table:table-cell>
          <table:table-cell office:value-type="string" calcext:value-type="string">
            <text:p>Gesamte Wurzel abgefresse, Engerling, tot</text:p>
          </table:table-cell>
          <table:table-cell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KREB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office:value-type="float" office:value="48" calcext:value-type="float">
            <text:p>4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1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97" calcext:value-type="float">
            <text:p>9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 table:visibility="filter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6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8NO</text:p>
          </table:table-cell>
          <table:table-cell office:value-type="string" calcext:value-type="string">
            <text:p>tot, unter Laub begraben</text:p>
          </table:table-cell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3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8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8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9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9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6NW</text:p>
          </table:table-cell>
          <table:table-cell office:value-type="string" calcext:value-type="string">
            <text:p>komplett tot, vermutlich ets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1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N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2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55" calcext:value-type="float">
            <text:p>15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5S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4" calcext:value-type="float">
            <text:p>0.04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4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5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6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7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9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1SO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2NW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 table:visibility="filter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MIT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4MITTE</text:p>
          </table:table-cell>
          <table:table-cell office:value-type="string" calcext:value-type="string">
            <text:p>tot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99NO</text:p>
          </table:table-cell>
          <table:table-cell office:value-type="string" calcext:value-type="string">
            <text:p>tot an ets</text:p>
          </table:table-cell>
          <table:table-cell office:value-type="string" calcext:value-type="string">
            <text:p>TRUE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2" calcext:value-type="float">
            <text:p>0.02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1NW</text:p>
          </table:table-cell>
          <table:table-cell office:value-type="string" calcext:value-type="string">
            <text:p>komplett tot</text:p>
          </table:table-cell>
          <table:table-cell office:value-type="string" calcext:value-type="string">
            <text:p>TRU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2SW</text:p>
          </table:table-cell>
          <table:table-cell office:value-type="string" calcext:value-type="string">
            <text:p>Baum nummer 88 steht 20 cm östlich der Ostkante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4" calcext:value-type="float">
            <text:p>0.04</text:p>
          </table:table-cell>
          <table:table-cell office:value-type="float" office:value="0.03" calcext:value-type="float">
            <text:p>0.03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7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8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9" calcext:value-type="float">
            <text:p>0.09</text:p>
          </table:table-cell>
          <table:table-cell office:value-type="float" office:value="0.03" calcext:value-type="float">
            <text:p>0.03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9NW</text:p>
          </table:table-cell>
          <table:table-cell office:value-type="string" calcext:value-type="string">
            <text:p>komplet Tot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2SW</text:p>
          </table:table-cell>
          <table:table-cell office:value-type="string" calcext:value-type="string">
            <text:p>komplett tot</text:p>
          </table:table-cell>
          <table:table-cell office:value-type="string" calcext:value-type="string">
            <text:p>TRU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09" calcext:value-type="float">
            <text:p>0.09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TRUE</text:p>
          </table:table-cell>
          <table:table-cell table:number-columns-repeated="7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6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0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5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 office:value-type="string" calcext:value-type="string">
            <text:p>KREBS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5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6SW</text:p>
          </table:table-cell>
          <table:table-cell office:value-type="string" calcext:value-type="string">
            <text:p>komplet Tot</text:p>
          </table:table-cell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.07" calcext:value-type="float">
            <text:p>0.07</text:p>
          </table:table-cell>
          <table:table-cell office:value-type="float" office:value="0.11" calcext:value-type="float">
            <text:p>0.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SW</text:p>
          </table:table-cell>
          <table:table-cell office:value-type="string" calcext:value-type="string">
            <text:p>komplet tot</text:p>
          </table:table-cell>
          <table:table-cell office:value-type="string" calcext:value-type="string">
            <text:p>TRU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6" calcext:value-type="float">
            <text:p>0.06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2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9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0.08" calcext:value-type="float">
            <text:p>0.08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 table:visibility="filter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5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6SW</text:p>
          </table:table-cell>
          <table:table-cell office:value-type="string" calcext:value-type="string">
            <text:p>komplett tot</text:p>
          </table:table-cell>
          <table:table-cell office:value-type="string" calcext:value-type="string">
            <text:p>TRUE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0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.06</text:p>
          </table:table-cell>
          <table:table-cell office:value-type="float" office:value="0.07" calcext:value-type="float">
            <text:p>0.07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7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O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8S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table:number-columns-repeated="11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8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8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office:value-type="float" office:value="0.12" calcext:value-type="float">
            <text:p>0.12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1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22" calcext:value-type="float">
            <text:p>0.22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4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2" calcext:value-type="float">
            <text:p>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W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5N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O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8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3NO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W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u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NA</text:p>
          </table:table-cell>
          <table:table-cell table:number-columns-repeated="4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6SW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named-expressions/>
      <table:database-ranges>
        <table:database-range table:name="__Anonymous_Sheet_DB__0" table:target-range-address="nv_marked_zuwachs.A1:nv_marked_zuwachs.BM350" table:display-filter-buttons="true">
          <table:filter>
            <table:filter-and>
              <table:filter-condition table:field-number="54" table:value="FALSE" table:operator="="/>
            </table:filter-and>
          </table:filter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30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30T13:40:25.820000000</dc:date>
    <meta:editing-duration>PT4M59S</meta:editing-duration>
    <meta:editing-cycles>1</meta:editing-cycles>
    <meta:document-statistic meta:table-count="1" meta:cell-count="22207" meta:object-count="0"/>
    <meta:generator>LibreOffice/7.0.3.1$Windows_X86_64 LibreOffice_project/d7547858d014d4cf69878db179d326fc3483e082</meta:generator>
  </office:meta>
</office:document-meta>
</file>